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81ba" style:font-weight-asian="normal" style:font-weight-complex="normal"/>
    </style:style>
    <style:style style:name="T3" style:family="text">
      <style:text-properties fo:font-weight="normal" officeooo:rsid="00154ad5" style:font-weight-asian="normal" style:font-weight-complex="normal"/>
    </style:style>
    <style:style style:name="T4" style:family="text">
      <style:text-properties fo:font-weight="normal" officeooo:rsid="0016f415"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l</text:span> <text:span text:style-name="T1">sonf</text:span> <text:span text:style-name="T1">vorz</text:span> <text:span text:style-name="T1">ji,</text:span> <text:span text:style-name="T1">goho</text:span> <text:span text:style-name="T1">yad</text:span> <text:span text:style-name="T2">b</text:span><text:span text:style-name="T1">alt</text:span>, <text:span text:style-name="T1">l</text:span><text:span text:style-name="T3">o</text:span><text:span text:style-name="T1">nsh </text:span><text:span text:style-name="T3">k</text:span><text:span text:style-name="T1">alz</text:span> <text:span text:style-name="T1">vonfo;</text:span> <text:span text:style-name="T1">Sobra</text:span> <text:span text:style-name="T1">zol</text:span> <text:span text:style-name="T1">ror</text:span> <text:span text:style-name="T1">i</text:span> <text:span text:style-name="T1">ta</text:span> <text:span text:style-name="T1">nazpsad</text:span>, <text:span text:style-name="T4">grah</text:span> <text:span text:style-name="T1">ta</text:span> <text:span text:style-name="T1">malpërj;</text:span> Ds holq qaa nothoa zimz, od commah <text:span text:style-name="T1">ta</text:span> nobloh zien<text:span text:style-name="T1">;</text:span> Soba thil gnonp prge aldi<text:span text:style-name="T1">;</text:span> Ds urbs oboleh <text:span text:style-name="T1">ji</text:span> rsam<text:span text:style-name="T1">;</text:span> Casarm ohorela taba Pir<text:span text:style-name="T1">;</text:span> Ds zonrensg cab erm iadnah<text:span text:style-name="T1">.</text:span> Pilah farzm znurza adna gono Iadpil, ds homtoh<text:span text:style-name="T1">;</text:span> Soba ipam, lu ipamis<text:span text:style-name="T1">;</text:span> Ds loholo vep zomd poamal, od bogpa aai <text:span text:style-name="T1">ta</text:span> piap piamol od vooan<text:span text:style-name="T1">.</text:span> Zacare<text:span text:style-name="T5">,</text:span> ca, od zamran<text:span text:style-name="T1">;</text:span> odo cicle qaa<text:span text:style-name="T1">;</text:span> zorge, lap zirdo noco Mad, hoath Iaida<text:span text:style-name="T1">.</text:span></text:p>
      <text:p text:style-name="P1"/>
      <text:p text:style-name="P1">Adgt upaah zong om faaip sald, viu L<text:span text:style-name="T1">?</text:span> Sobam ialprg izazaz piadph<text:span text:style-name="T1">;</text:span> Casarma abramg <text:span text:style-name="T1">ta</text:span> talho paracleda, q <text:span text:style-name="T1">ta</text:span> lorlsq turbs ooge baltoh<text:span text:style-name="T1">.</text:span> Givi chis lusd orri, od micalp chis bia ozongon<text:span text:style-name="T1">;</text:span> lap noan trof cors <text:span text:style-name="T1">ta</text:span> ge, oq manin Iaidon<text:span text:style-name="T1">.</text:span> Torzu, gohe L<text:span text:style-name="T1">;</text:span> zacar, ca, c noqod<text:span text:style-name="T1">;</text:span> zamran micalzo, od ozazm urelp<text:span text:style-name="T1">;</text:span> lap zir Ioiad<text:span text:style-name="T1">.</text:span></text:p>
      <text:p text:style-name="P1"/>
      <text:p text:style-name="P1">Micma, <text:span text:style-name="T1">goho</text:span> Piad, zir comselh a zien biah os londoh<text:span text:style-name="T1">.</text:span> Norz chis othil gigipah, undl chis <text:span text:style-name="T1">ta</text:span> puim, q mospleh teloch, quiin toltorg chisi chis ge, m ozien, ds t brgda od torzul<text:span text:style-name="T1">.</text:span> <text:span text:style-name="T1">I</text:span> li eol balzarg, od aala thiln os netaab, dluga vomsarg lonsa capmiali <text:span text:style-name="T1">vorz</text:span> cla, homil cocasb fafen izizop od miinoag de <text:span text:style-name="T1">ji</text:span> netaab, vaun nanaeel, panpir malpirgi caosg pild<text:span text:style-name="T1">.</text:span> Noan unalah <text:span text:style-name="T1">balt</text:span> od vooan<text:span text:style-name="T1">.</text:span> Dooiap Mad, goholor, gohus, amiran<text:span text:style-name="T1">.</text:span> Micma iehusoz cacacom, od dooain noar micaolz aai om<text:span text:style-name="T1">;</text:span> Casarmg gohia<text:span text:style-name="T1">:</text:span> Zacar, <text:s/>uniglag, od imvamar pugo plapli ananael qaan<text:span text:style-name="T1">.</text:span></text:p>
      <text:p text:style-name="P1"/>
      <text:p text:style-name="P1">Othil lasdi babage, od dorpha, gohol<text:span text:style-name="T1">:</text:span> <text:span text:style-name="T1">ji</text:span> chis ge avavago cormp pd, ds <text:span text:style-name="T1">sonf</text:span> viu diu<text:span text:style-name="T1">?</text:span> Casarmi oali mapm, sobam ag cormpo crp l, casarmg croodzi chis od ugeg<text:span text:style-name="T1">;</text:span> ds t, capimali, chis capimaon<text:span text:style-name="T1">;</text:span> od lonshin chis <text:span text:style-name="T1">ta</text:span> lo cla<text:span text:style-name="T1">.</text:span> Torgu, nor quasahi, od f caosga<text:span text:style-name="T1">;</text:span> bagle zir enay <text:span text:style-name="T1">yad</text:span>, ds <text:span text:style-name="T1">i</text:span> od apila<text:span text:style-name="T1">.</text:span> Dooaip Qaal, zacar, od zamran obelisong, rest el aaf nor molap<text:span text:style-name="T1">.</text:span></text:p>
      <text:p text:style-name="P1"/>
      <text:p text:style-name="P1">Sapah zimii d diu, od noas <text:span text:style-name="T1">ta</text:span> quanis Adroch, dorphal caosg, od faonts piripsol <text:span text:style-name="T1">ta</text:span> blior<text:span text:style-name="T1">;</text:span> casarm amipzi naz arth af, od dlugar ziziop zlida caosgi tol torgi<text:span text:style-name="T1">;</text:span> od z chis esiasch l <text:span text:style-name="T1">ta</text:span> viu, od iaod thild, ds hubar peoal, soba cormfa chis <text:span text:style-name="T1">ta</text:span> la, uls od q cocasb<text:span text:style-name="T1">.</text:span> Ca niis od darbs qaas<text:span text:style-name="T1">;</text:span> f etharzi od bliora<text:span text:style-name="T1">;</text:span> iaial ednas cicles, bagle ge <text:span text:style-name="T1">yad</text:span> L<text:span text:style-name="T1">.</text:span></text:p>
      <text:p text:style-name="P1"/>
      <text:p text:style-name="P1">Gar s diu em, micalzo pilzin<text:span text:style-name="T1">;</text:span> sobam el harg mir babalon od obloc samvelg, dlugar <text:span text:style-name="T1">malpërj</text:span> ar caosgi, od acam canal<text:span text:style-name="T1">;</text:span> sobol zar f bliard caosgi, od chis a netab od miam <text:span text:style-name="T1">ta</text:span> viu od d<text:span text:style-name="T1">.</text:span> Darsar solpeth bien<text:span text:style-name="T1">;</text:span> brita od zacam <text:span text:style-name="T1">ji</text:span> micalzo sobha ath trian luiahe od ecrin Mad qaaon<text:span text:style-name="T1">.</text:span></text:p>
      <text:p text:style-name="P1"/>
      <text:p text:style-name="P1">Raas <text:span text:style-name="T1">i</text:span> salman paradiz, oecrimi aao ialpirgah, quiin Enay butmon, od <text:span text:style-name="T1">i</text:span> noas ni paradial, casarmg ugear chirlan<text:span text:style-name="T1">;</text:span> od zonac luciftian, cors <text:span text:style-name="T1">ta</text:span> vaul zirn tol hami<text:span text:style-name="T1">;</text:span> soba londoh od miam chis <text:span text:style-name="T1">ta</text:span> d od es, umadea od pi bliar, othil rit od miam<text:span text:style-name="T1">.</text:span> C noquol rit, zacar, zamran, oecrimi Qadah<text:span text:style-name="T1">;</text:span> od omicaolz aai om<text:span text:style-name="T1">;</text:span> bagle papnor <text:span text:style-name="T1">i</text:span> dlugam lonshi, od umplif ugegi bigliad<text:span text:style-name="T1">.</text:span></text:p>
      <text:p text:style-name="P1"/>
      <text:p text:style-name="P1">Bazm, elo, <text:span text:style-name="T1">i</text:span> <text:span text:style-name="T1">ta</text:span> piripson oln naz avabh ox, casarmg uran chis ugeg<text:span text:style-name="T1">;</text:span> ds abramig baltoha, <text:span text:style-name="T1">goho</text:span> <text:span text:style-name="T1">yad;</text:span> soba mian trian <text:span text:style-name="T1">ta</text:span> lolcis abai vovin, od aziagiar rior<text:span text:style-name="T1">.</text:span> Irgil chis da ds paaox busd caosgo, ds chis, od ip uran teloah cacrg oi salman loncho, od vovina carbaf<text:span text:style-name="T1">!</text:span> Niiso, bagle avavago gohon<text:span text:style-name="T1">;</text:span> niiso, bagle momao siaion, od mabza Iado <text:span text:style-name="T1">i</text:span>, as, momar, poilp<text:span text:style-name="T1">.</text:span> Niis, zamran ciaofi caosgo, od bliors, od cors <text:span text:style-name="T1">i</text:span> <text:span text:style-name="T1">ta</text:span> abramig<text:span text:style-name="T1">.</text:span></text:p>
      <text:p text:style-name="P1"/>
      <text:p text:style-name="P1">Micaolz bransg prgel, napta ialpor <text:span text:style-name="T1">(</text:span>ds brin efafafe p <text:span text:style-name="T1">vonfo</text:span> olani od obza, sobca upaah chis tatan, od tranan balye<text:span text:style-name="T1">)</text:span> alar lusda sobol, od chis holq c noquodi cial<text:span text:style-name="T1">.</text:span> Unal aldon mom caosgo <text:span text:style-name="T1">ta</text:span> las ollor gnay limlal<text:span text:style-name="T1">.</text:span> Amma chiis soba madrid z chis<text:span text:style-name="T1">!</text:span> Ooanoan chis aviny drilpi caosgin, od butmoni parm zumvi cnila<text:span text:style-name="T1">:</text:span> daziz ethamz a childao, od mirc ozol chi pidiai collal<text:span text:style-name="T1">.</text:span> Ulcinin a sobam ucim, bagle <text:span text:style-name="T1">yad</text:span> Baltoh chirlan par<text:span text:style-name="T1">.</text:span> Niiso <text:span text:style-name="T1">(</text:span>od ip ofafafe<text:span text:style-name="T1">)!</text:span> Bagle a cocasb <text:span text:style-name="T1">i</text:span> cors ca unig blior<text:span text:style-name="T1">.</text:span></text:p>
      <text:p text:style-name="P1"/>
      <text:p text:style-name="P1"><text:soft-page-break/>Coraxo chis cormp od blans lucal aziazior paeb, soba lilonon chis virq op eophan od raclir maasi bagle caosgi, ds ialpon dosig od basgim, od oxex dazis siatris, od salbrox cynxir faboan<text:span text:style-name="T1">.</text:span> Unal chis const ds daox cocasg <text:span text:style-name="T1">ol</text:span> oanio yor eors vohim gizyax, od matb cocasg plosi molvi, ds page ip, larag om dronln matorb cocasb<text:span text:style-name="T1">.</text:span> Emna l patralx yolci matb, nomig monons olora gnay angelard<text:span text:style-name="T1">.</text:span> Ohio Ohio Ohio Ohio Ohio Ohio, noib, Ohio caosgon, bagle madrid <text:span text:style-name="T1">i</text:span>, zirop, chiso drilpa<text:span text:style-name="T1">.</text:span> Niiso <text:span text:style-name="T1">-</text:span> crip ip nidali<text:span text:style-name="T1">.</text:span></text:p>
      <text:p text:style-name="P1"/>
      <text:p text:style-name="P1">Oxiayal holdo od zirom o coraxo ds zildar raasy, od vabzir camliax od bahal<text:span text:style-name="T1">:</text:span> Niiso<text:span text:style-name="T1">!</text:span> salman teloch<text:span text:style-name="T1">;</text:span> casarman holq, od t <text:span text:style-name="T1">i</text:span> <text:span text:style-name="T1">ta</text:span> z chis soba cormf <text:span text:style-name="T1">i</text:span> ga<text:span text:style-name="T1">.</text:span> Niisa<text:span text:style-name="T1">!</text:span> Bagle abramg noncp<text:span text:style-name="T1">.</text:span> Zacare, ca, od zamran<text:span text:style-name="T1">;</text:span> odo cicle qaa<text:span text:style-name="T1">;</text:span> zorge, lap zirdo noco Mad, hoath Iaida<text:span text:style-name="T1">.</text:span></text:p>
      <text:p text:style-name="P1"/>
      <text:p text:style-name="P1">Nonci ds <text:span text:style-name="T1">sonf</text:span> babage, od chis ob, hubaio tibibp allar atraah, od ef<text:span text:style-name="T1">!</text:span> Drix fafen mian, ar Enay ovof, Soba dooain aai <text:span text:style-name="T1">i</text:span> Vonph<text:span text:style-name="T1">.</text:span> Zacar, gohus, od zamran<text:span text:style-name="T1">;</text:span> odo cicle qaa<text:span text:style-name="T1">;</text:span> zorge lap zirdo noco Mad, hoath Iaida<text:span text:style-name="T1">.</text:span></text:p>
      <text:p text:style-name="P1"/>
      <text:p text:style-name="P1">Napeai babagen, ds brin vx ooaona lring vonph doalim, eolis ollog orsba ds chis affa<text:span text:style-name="T1">;</text:span> micma isro Mad, od lonshi Tox, ds <text:span text:style-name="T1">i</text:span> umd aai grosb<text:span text:style-name="T1">;</text:span> zacar od zamran<text:span text:style-name="T1">;</text:span> odo cicle qaa<text:span text:style-name="T1">;</text:span> zorge, lap zirdo noco Mad, hoath Iaida<text:span text:style-name="T1">.</text:span></text:p>
      <text:p text:style-name="P1"/>
      <text:p text:style-name="P1">Noromi bagie, pasbs Oiad, ds trint mirc <text:span text:style-name="T1">ol</text:span> thil, dods tol ham caosgo homin<text:span text:style-name="T1">;</text:span> ds brin oroch quar<text:span text:style-name="T1">;</text:span> micma bial Oiad, a isro Tox, ds <text:span text:style-name="T1">i</text:span> um aai Baltim<text:span text:style-name="T1">;</text:span> zacar od zamran<text:span text:style-name="T1">;</text:span> odo cicle qaa<text:span text:style-name="T1">;</text:span> zorge, lap zirdo noco Mad, hoath Iaida<text:span text:style-name="T1">.</text:span></text:p>
      <text:p text:style-name="P1"/>
      <text:p text:style-name="P1">Ils tabaan l ialprt, casarman upaahi chis darg, ds oado caosgi orscor, ds omax monasci Baeovib od emetgis iaiadix<text:span text:style-name="T1">:</text:span> zacar od zamran<text:span text:style-name="T1">;</text:span> odo cicle qaa<text:span text:style-name="T1">;</text:span> zorge, lap zirdo noco Mad, hoath Iaida<text:span text:style-name="T1">.</text:span></text:p>
      <text:p text:style-name="P1"/>
      <text:p text:style-name="P1">Ils viu ialprt salman <text:span text:style-name="T1">balt</text:span>, ds acroodzi busd, od bliorax balit<text:span text:style-name="T1">;</text:span> ds insi caosg lusdan emod ds om od tliob<text:span text:style-name="T1">:</text:span> drilpa geh ils Mad Zilodarp<text:span text:style-name="T1">.</text:span> Zacar od zamran<text:span text:style-name="T1">;</text:span> odo cicle qaa<text:span text:style-name="T1">;</text:span> zorge, lap zirdo noco Mad, hoath Iaida<text:span text:style-name="T1">.</text:span></text:p>
      <text:p text:style-name="P1"/>
      <text:p text:style-name="P1">Ils d ialprt, soba upaah chis nanba zixlay dodsih, od brint taxs hubaro tustax ylsi, soba <text:span text:style-name="T1">yad</text:span> <text:span text:style-name="T1">i</text:span> vonpo unph<text:span text:style-name="T1">:</text:span> aldon dax il od toatar<text:span text:style-name="T1">.</text:span> Zacar od zamran<text:span text:style-name="T1">;</text:span> odo cicle qaa<text:span text:style-name="T1">;</text:span> zorge, lap zirdo noco Mad, hoath Iaida<text:span text:style-name="T1">.</text:span></text:p>
      <text:p text:style-name="P1"/>
      <text:p text:style-name="P1">Ils micaolz olpirt ialprg bliors, ds odo busdir Oiad ovoars caosgo<text:span text:style-name="T1">;</text:span> casarmg laiad eran brints cafafam<text:span text:style-name="T1">;</text:span> ds <text:span text:style-name="T1">i</text:span> umd a q loadohi Moz, od maoffas<text:span text:style-name="T1">:</text:span> bolp como bliort pambt<text:span text:style-name="T1">.</text:span> Zacar od zamran<text:span text:style-name="T1">;</text:span> odo cicle qaa<text:span text:style-name="T1">;</text:span> zorge, lap zirdo noco Mad, hoath Iaida<text:span text:style-name="T1">.</text:span></text:p>
      <text:p text:style-name="P1"/>
      <text:p text:style-name="P1">Madriax ds praf TEX,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text:soft-page-break/>zacar, od zamran aspt sibsi butmona, ds surzas Tia baltan<text:span text:style-name="T1">;</text:span> odo cicle qaa, od ozazma plapli iadnamad<text:span text:style-name="T1">.</text:span></text:p>
      <text:p text:style-name="P1"/>
      <text:p text:style-name="P1">Madriax ds praf RII,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BAG,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AA,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DES,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text:soft-page-break/>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VTI,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NIA,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TOR,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ext:soft-page-break/>Torzu, zacar, od zamran aspt sibsi butmona, ds surzas Tia baltan<text:span text:style-name="T1">;</text:span> odo cicle qaa, od ozazma plapli iadnamad<text:span text:style-name="T1">.</text:span></text:p>
      <text:p text:style-name="P1"/>
      <text:p text:style-name="P1">Madriax ds praf LIN,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ASP,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KHR,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POP,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text:soft-page-break/>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EN,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TAN,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LEA,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text:soft-page-break/>zacar, od zamran aspt sibsi butmona, ds surzas Tia baltan<text:span text:style-name="T1">;</text:span> odo cicle qaa, od ozazma plapli iadnamad<text:span text:style-name="T1">.</text:span></text:p>
      <text:p text:style-name="P1"/>
      <text:p text:style-name="P1">Madriax ds praf OXO,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VTR,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IM,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LOE,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text:soft-page-break/>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IKH,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AX,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IP,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text:soft-page-break/>zacar, od zamran aspt sibsi butmona, ds surzas Tia baltan<text:span text:style-name="T1">;</text:span> odo cicle qaa, od ozazma plapli iadnamad<text:span text:style-name="T1">.</text:span></text:p>
      <text:p text:style-name="P1"/>
      <text:p text:style-name="P1">Madriax ds praf ZID,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DEO,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MAZ,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LIT,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text:soft-page-break/>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PAZ,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ZOM,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text:p text:style-name="P1"/>
      <text:p text:style-name="P1">Madriax ds praf ARN,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ext:soft-page-break/>Torzu, zacar, od zamran aspt sibsi butmona, ds surzas Tia baltan<text:span text:style-name="T1">;</text:span> odo cicle qaa, od ozazma plapli iadnamad<text:span text:style-name="T1">.</text:span></text:p>
      <text:p text:style-name="P1"/>
      <text:p text:style-name="P1">Madriax ds praf LIL, chis micaolz saanir caosgo, od fifis balzizras Iaida<text:span text:style-name="T1">!</text:span> Nonca gohulim<text:span text:style-name="T1">:</text:span> Micma adoian Mad, iaod bliorb, Soba ooaona chis luciftias peripsol<text:span text:style-name="T1">;</text:span> Ds abraasa noncf netaaib caosgi, od tilb adphaht damploz, tooat noncf <text:span text:style-name="T1">ji</text:span> micalz oma, lrasd tofglo marb yarry Idoigo<text:span text:style-name="T1">;</text:span> od torzulp iaodaf, gohul<text:span text:style-name="T1">:</text:span> caosga, tabaord saanir, od christeos yrpoil tiobl, busdir tilb noaln paid orsba od dodrmni zylna<text:span text:style-name="T1">.</text:span> Elzap tilb, parm gi peripsax, od <text:span text:style-name="T1">ta</text:span> qurlst booapis<text:span text:style-name="T1">.</text:span> L nibm, oucho symp<text:span text:style-name="T1">;</text:span> od christeos ag toltorn mirc q tiobl lel<text:span text:style-name="T1">.</text:span> Ton paombd, dilzmo aspian<text:span text:style-name="T1">;</text:span> od christeos ag l tortorn parach a symp<text:span text:style-name="T1">.</text:span> Cordziz, dodpal od fifalz l smnad<text:span text:style-name="T1">;</text:span> od fargt, bams omaoas<text:span text:style-name="T1">.</text:span> Conisbra od avavox, tonug<text:span text:style-name="T1">.</text:span> Orsca tbl, noasmi tabges levithmong<text:span text:style-name="T1">;</text:span> unchi omp tilb ors<text:span text:style-name="T1">.</text:span> Bagle<text:span text:style-name="T1">?</text:span> Moooah <text:span text:style-name="T1">ol</text:span> cordziz<text:span text:style-name="T1">.</text:span> L capimao ixomaxip, od ca cocasb gosaa<text:span text:style-name="T1">;</text:span> baglen pi tianta a babalond, od faorgt teloc vovim<text:span text:style-name="T1">.</text:span> Madriiax, torzu<text:span text:style-name="T1">!</text:span> Oadriax orocha, aboapri<text:span text:style-name="T1">.</text:span> Tabaori priaz ar tabas<text:span text:style-name="T1">;</text:span> adrpan cors <text:span text:style-name="T1">ta</text:span> dobix<text:span text:style-name="T1">;</text:span> yolcam priazi ar coazior, od quasb qting<text:span text:style-name="T1">.</text:span> Ripir paaoxt saga cor<text:span text:style-name="T1">;</text:span> uml od prdzar, cacrg aoiveae cormpt<text:span text:style-name="T1">.</text:span> Torzu, zacar, od zamran aspt sibsi butmona, ds surzas Tia baltan<text:span text:style-name="T1">;</text:span> odo cicle qaa, od ozazma plapli iadnamad<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1:12:53.254444559</meta:creation-date>
    <meta:generator>LibreOffice/6.2.5.2$Linux_X86_64 LibreOffice_project/20$Build-2</meta:generator>
    <dc:date>2019-08-04T21:40:54.154226625</dc:date>
    <meta:editing-duration>PT17M32S</meta:editing-duration>
    <meta:editing-cycles>13</meta:editing-cycles>
    <meta:document-statistic meta:table-count="0" meta:image-count="0" meta:object-count="0" meta:page-count="11" meta:paragraph-count="48" meta:word-count="6624" meta:character-count="39828" meta:non-whitespace-character-count="33251"/>
  </office:meta>
</office:document-meta>
</file>